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BF300000BD0396DEA41B522ABD0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2.137cm" svg:height="11.999cm" svg:x="1.448cm" svg:y="0.016cm">
          <draw:image xlink:href="Pictures/1000000000000BF300000BD0396DEA41B522ABD0.jpg" xlink:type="simple" xlink:show="embed" xlink:actuate="onLoad" loext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20-10-02T16:40:29.873363382</dc:date>
    <meta:editing-duration>PT2M4S</meta:editing-duration>
    <meta:editing-cycles>3</meta:editing-cycles>
    <meta:generator>LibreOffice/6.1.2.1$MacOSX_X86_64 LibreOffice_project/65905a128db06ba48db947242809d14d3f9a93fe</meta:generator>
    <meta:document-statistic meta:object-count="1"/>
  </office:meta>
</office:document-meta>
</file>